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D42B5D506718B2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c7602"/>
    </style:style>
    <style:style style:name="T4" style:family="text">
      <style:text-properties officeooo:rsid="002cda64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D42B5D506718B2B5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4">10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" text:style-name="Internet_20_link" text:visited-style-name="Visited_20_Internet_20_Link">https://coderprog.com/ultimate-mysql-bootcamp/</text:a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8T12:56:51.851495023</dc:date>
    <meta:editing-duration>PT1H44M58S</meta:editing-duration>
    <meta:editing-cycles>27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72" meta:non-whitespace-character-count="572"/>
  </office:meta>
</office:document-meta>
</file>